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color="#FF0000"/>
    </style:style>
    <style:style style:name="T3" style:parent-style-name="DefaultParagraphFont" style:family="text">
      <style:text-properties fo:color="#FF0000"/>
    </style:style>
    <style:style style:name="T4" style:parent-style-name="DefaultParagraphFont" style:family="text">
      <style:text-properties fo:color="#FF0000"/>
    </style:style>
    <style:style style:name="T5" style:parent-style-name="DefaultParagraphFont" style:family="text">
      <style:text-properties fo:color="#FF0000"/>
    </style:style>
    <style:style style:name="T6" style:parent-style-name="DefaultParagraphFont" style:family="text">
      <style:text-properties fo:color="#FF0000"/>
    </style:style>
    <style:style style:name="P7" style:parent-style-name="Standard" style:family="paragraph">
      <style:text-properties fo:color="#FF0000"/>
    </style:style>
    <style:style style:name="P8" style:parent-style-name="Standard" style:family="paragraph">
      <style:text-properties fo:color="#FF0000"/>
    </style:style>
    <style:style style:name="P9" style:parent-style-name="Standard" style:family="paragraph">
      <style:text-properties fo:color="#FF0000"/>
    </style:style>
    <style:style style:name="P10" style:parent-style-name="Standard" style:family="paragraph">
      <style:text-properties fo:color="#FF0000"/>
    </style:style>
    <style:style style:name="P11" style:parent-style-name="Standard" style:family="paragraph">
      <style:text-properties fo:color="#FF0000"/>
    </style:style>
    <style:style style:name="T12" style:parent-style-name="DefaultParagraphFont" style:family="text">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T16" style:parent-style-name="DefaultParagraphFont" style:family="text">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office:automatic-styles>
  <office:body>
    <office:text text:use-soft-page-breaks="true">
      <text:p text:style-name="P1">Q1- If process Pi is executing in its critical section, then no other processes can be executing in their critical sections. This rule stands true for ---<text:span text:style-name="T2">Mutual exclusion</text:span>---------.</text:p>
      <text:p text:style-name="Standard"><text:s/>Q2- If no process is executing in its critical section and there exist some processes that wish to enter their critical section, then the selection of the process that will enter the critical section next cannot be postponed indefinitely. This rule stands<text:s/>true for ----------------.</text:p>
      <text:p text:style-name="Standard">Q3- The process can be affected by other processes executing in the system is called –<text:span text:style-name="T3">Cooperating</text:span>.</text:p>
      <text:p text:style-name="Standard">Q4- The benefit of using GitHub</text:p>
      <text:p text:style-name="Standard"/>
      <text:p text:style-name="Standard"/>
      <text:p text:style-name="Standard">Give a suitable name of the following definition:</text:p>
      <text:p text:style-name="Standard">1- One rule stands true of the condition of critical section that says if process Pi is executing in its critical section, then no other processes can be executing in their critical sections. (<text:span text:style-name="T4">Mutual exclusion)</text:span></text:p>
      <text:p text:style-name="Standard"/>
      <text:p text:style-name="Standard">2- The process can be affected by other process executing in the system. (<text:span text:style-name="T5">Cooperating proc</text:span><text:span text:style-name="T6">ess)</text:span></text:p>
      <text:p text:style-name="Standard"/>
      <text:p text:style-name="Standard">3- One rule implies true of the condition of critical section that there exists a bound on the number of times is allowed to enter its critical section.<text:s/></text:p>
      <text:p text:style-name="Standard"/>
      <text:p text:style-name="Standard"/>
      <text:p text:style-name="Standard">Q) Fill in the following blanks</text:p>
      <text:p text:style-name="Standard">1- ------------ is the ability of multiple processes to coordinate their activities by exchange information.</text:p>
      <text:p text:style-name="P7">A- Synchronization</text:p>
      <text:p text:style-name="Standard">B- Mutual Exclusion</text:p>
      <text:p text:style-name="Standard">C- Deadlock</text:p>
      <text:p text:style-name="Standard">D- Starvation</text:p>
      <text:p text:style-name="Standard">2- Concurrent access to shared data may result in:</text:p>
      <text:p text:style-name="Standard">A- Data consistency</text:p>
      <text:p text:style-name="Standard">B- Data insecurity</text:p>
      <text:p text:style-name="P8">C- Data inconsistency</text:p>
      <text:p text:style-name="Standard">D- None of the mentioned</text:p>
      <text:p text:style-name="Standard"/>
      <text:p text:style-name="Standard">3-<text:s/>----------- refers to the ability of multiple process to share code, resources or data in such a way that only one process has access to shared object at a time.</text:p>
      <text:p text:style-name="Standard">A- Synchronization</text:p>
      <text:p text:style-name="P9">B- Mutual Exclusion</text:p>
      <text:p text:style-name="Standard">C- Deadlock</text:p>
      <text:p text:style-name="Standard">D- Starvation</text:p>
      <text:p text:style-name="Standard"/>
      <text:p text:style-name="Standard">4- -------------- is a condition in which there is a set of concurrent process, only one of which is able to access a given resource or perform a given function at any time.</text:p>
      <text:p text:style-name="P10">A- Mutual Exclusion</text:p>
      <text:p text:style-name="Standard">B- Busy waiting</text:p>
      <text:p text:style-name="Standard">C- Deadlock</text:p>
      <text:p text:style-name="Standard">D- Starvation</text:p>
      <text:p text:style-name="Standard"/>
      <text:p text:style-name="Standard">5- The segment of code in which the process may<text:s/>change common variables, update tables, write into files is known as:</text:p>
      <text:p text:style-name="Standard">A- Program</text:p>
      <text:p text:style-name="P11">B- Critical section</text:p>
      <text:p text:style-name="Standard">C- Reminder section</text:p>
      <text:soft-page-break/>
      <text:p text:style-name="Standard">D- Synchronizing</text:p>
      <text:p text:style-name="Standard"/>
      <text:p text:style-name="Standard">6- The following three conditions must be satisfied to solve the critical section problem:</text:p>
      <text:p text:style-name="Standard">A- Mutual Exclusion</text:p>
      <text:p text:style-name="Standard">B- Progress</text:p>
      <text:p text:style-name="Standard">C- Bounded waiting</text:p>
      <text:p text:style-name="Standard"><text:span text:style-name="T12">D- All of the mentioned</text:span></text:p>
      <text:p text:style-name="Standard"/>
      <text:p text:style-name="Standard"/>
      <text:p text:style-name="Standard">7- A minimum of ----------- variable(s) is/are required to be shared between processes to solve the critical section problem</text:p>
      <text:p text:style-name="Standard">A- One</text:p>
      <text:p text:style-name="P13">B- Two</text:p>
      <text:p text:style-name="Standard">C- Three<text:s/></text:p>
      <text:p text:style-name="Standard">D- Four<text:s/></text:p>
      <text:p text:style-name="Standard"/>
      <text:p text:style-name="Standard">8- The two atomic operations allowable on<text:s/>semaphores are</text:p>
      <text:p text:style-name="P14">A- wait, signal</text:p>
      <text:p text:style-name="Standard">B- wait, stop</text:p>
      <text:p text:style-name="Standard">C- wait, hold</text:p>
      <text:p text:style-name="Standard">D- hold, signal</text:p>
      <text:p text:style-name="Standard"/>
      <text:p text:style-name="Standard">9- If the semaphore value is negative:</text:p>
      <text:p text:style-name="P15">A- Its magnitude is the number of processes waiting on that semaphore</text:p>
      <text:p text:style-name="Standard">B- It is invalid</text:p>
      <text:p text:style-name="Standard">C- No operation can be further performed on it until the signal operation is performed on it</text:p>
      <text:p text:style-name="Standard">D- None of the mentioned</text:p>
      <text:p text:style-name="Standard"/>
      <text:p text:style-name="Standard">10- The code that changes the value of the semaphore is:</text:p>
      <text:p text:style-name="Standard">A- Remainder section code</text:p>
      <text:p text:style-name="Standard">B- Non-critical section code</text:p>
      <text:p text:style-name="Standard"><text:span text:style-name="T16">C- Critical section code</text:span></text:p>
      <text:p text:style-name="Standard">D- None of the mentioned</text:p>
      <text:p text:style-name="Standard"/>
      <text:p text:style-name="Standard">11- A semaphore</text:p>
      <text:p text:style-name="Standard">A- Is a binary mutex</text:p>
      <text:p text:style-name="Standard">B- Must be accessed from only one processes</text:p>
      <text:p text:style-name="P17">C- Can be accessed from multiple processes</text:p>
      <text:p text:style-name="Standard">D- None of the mentioned</text:p>
      <text:p text:style-name="Standard"/>
      <text:p text:style-name="Standard">12- The initial value of the semaphore that allows only one of the many processes to enter their critical sections, is</text:p>
      <text:p text:style-name="Standard">A- 8</text:p>
      <text:p text:style-name="P18">B -1</text:p>
      <text:p text:style-name="Standard">C- 4</text:p>
      <text:p text:style-name="Standard">D- 2</text:p>
      <text:p text:style-name="Standard"><?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Laptop</dc:creator>
    <meta:creation-date>2009-04-16T11:32:00Z</meta:creation-date>
    <dc:date>2022-04-02T18:22:00Z</dc:date>
    <meta:template xlink:href="Normal" xlink:type="simple"/>
    <meta:editing-cycles>12</meta:editing-cycles>
    <meta:editing-duration>PT26040S</meta:editing-duration>
    <meta:user-defined meta:name="Info 1"/>
    <meta:user-defined meta:name="Info 2"/>
    <meta:user-defined meta:name="Info 3"/>
    <meta:user-defined meta:name="Info 4"/>
    <meta:document-statistic meta:page-count="2" meta:paragraph-count="6" meta:word-count="485" meta:character-count="3248" meta:row-count="23" meta:non-whitespace-character-count="2769"/>
  </office:meta>
</office:document-meta>
</file>